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fo:font-weight="normal" officeooo:rsid="001285e3" officeooo:paragraph-rsid="001285e3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text-properties fo:font-size="20pt" fo:font-weight="bold" officeooo:rsid="001285e3" officeooo:paragraph-rsid="001285e3" style:font-size-asian="20pt" style:font-weight-asian="bold" style:font-size-complex="20pt" style:font-weight-complex="bold"/>
    </style:style>
    <style:style style:name="P6" style:family="paragraph" style:parent-style-name="Standard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3pt" fo:font-weight="normal" officeooo:rsid="001285e3" officeooo:paragraph-rsid="001285e3" style:font-size-asian="11.3500003814697pt" style:font-weight-asian="normal" style:font-size-complex="13pt" style:font-weight-complex="normal"/>
    </style:style>
    <style:style style:name="T1" style:family="text">
      <style:text-properties officeooo:rsid="00140294"/>
    </style:style>
    <style:style style:name="T2" style:family="text">
      <style:text-properties officeooo:rsid="00168f13"/>
    </style:style>
    <style:style style:name="T3" style:family="text">
      <style:text-properties officeooo:rsid="0017ea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ódigo MySQL Proyecto:</text:p>
      <text:p text:style-name="P1"/>
      <text:p text:style-name="P4">Estructura:</text:p>
      <text:p text:style-name="P2">create table alumno(</text:p>
      <text:p text:style-name="P2">id int primary key auto_increment,</text:p>
      <text:p text:style-name="P2">nombre varchar(80) not null,</text:p>
      <text:p text:style-name="P2">email varchar(50) not null</text:p>
      <text:p text:style-name="P2">);</text:p>
      <text:p text:style-name="P2"/>
      <text:p text:style-name="P2">create table notificacion(</text:p>
      <text:p text:style-name="P2">id int primary key auto_increment,</text:p>
      <text:p text:style-name="P2">id_alumno int not null,</text:p>
      <text:p text:style-name="P2">mensaje text not null,</text:p>
      <text:p text:style-name="P2">fecha_envio datetime,</text:p>
      <text:p text:style-name="P2">foreign key (id_alumno) references alumno(id) <text:span text:style-name="T3">on delete cascade</text:span></text:p>
      <text:p text:style-name="P2">);</text:p>
      <text:p text:style-name="P2"/>
      <text:p text:style-name="P2">create table test_teorico(</text:p>
      <text:p text:style-name="P2">id int primary key auto_increment,</text:p>
      <text:p text:style-name="P2">id_alumno int not null,</text:p>
      <text:p text:style-name="P2">tipo_test enum("Practica", "Practica_intensiva") not null default "Practica",</text:p>
      <text:p text:style-name="P2">cantidad_preguntas int not null,</text:p>
      <text:p text:style-name="P2">porcentaje_aciertos decimal(5,2),</text:p>
      <text:p text:style-name="P2">foreign key (id_alumno) references alumno(id)</text:p>
      <text:p text:style-name="P2">);</text:p>
      <text:p text:style-name="P2"/>
      <text:p text:style-name="P2">create table instructor(</text:p>
      <text:p text:style-name="P2">id int primary key auto_increment,</text:p>
      <text:p text:style-name="P2">nombre varchar(80) not null,</text:p>
      <text:p text:style-name="P2">email varchar(50) not null</text:p>
      <text:p text:style-name="P2">);</text:p>
      <text:p text:style-name="P2"/>
      <text:p text:style-name="P2">create table clase_practica(</text:p>
      <text:p text:style-name="P2">id int primary key auto_increment,</text:p>
      <text:p text:style-name="P2">id_alumno int not null,</text:p>
      <text:p text:style-name="P2">id_instructor int not null,</text:p>
      <text:p text:style-name="P2">fecha date not null,</text:p>
      <text:p text:style-name="P2">hora_inicio time not null,</text:p>
      <text:p text:style-name="P2">hora_fin time,</text:p>
      <text:p text:style-name="P2"><text:soft-page-break/>comentarios text,</text:p>
      <text:p text:style-name="P2">foreign key (id_alumno) references alumno(id) <text:span text:style-name="T3">on delete cascade,</text:span></text:p>
      <text:p text:style-name="P2">foreign key (id_instructor) references instructor(id) <text:span text:style-name="T3">on delete cascade</text:span></text:p>
      <text:p text:style-name="P2">);</text:p>
      <text:p text:style-name="P2"/>
      <text:p text:style-name="P2">create table pregunta(</text:p>
      <text:p text:style-name="P2">id int primary key auto_increment,</text:p>
      <text:p text:style-name="P2">enunciado text not null</text:p>
      <text:p text:style-name="P2">);</text:p>
      <text:p text:style-name="P2"/>
      <text:p text:style-name="P2">create table respuesta(</text:p>
      <text:p text:style-name="P2">id int primary key auto_increment,</text:p>
      <text:p text:style-name="P2">id_pregunta int not null,</text:p>
      <text:p text:style-name="P2">texto text not null,</text:p>
      <text:p text:style-name="P2">es_correcta tinyint(1) not null,</text:p>
      <text:p text:style-name="P2">foreign key(id_pregunta) references pregunta(id)</text:p>
      <text:p text:style-name="P2">);</text:p>
      <text:p text:style-name="P2"/>
      <text:p text:style-name="P2">create table historial_test(</text:p>
      <text:p text:style-name="P2">id int primary key auto_increment,</text:p>
      <text:p text:style-name="P2">id_test int not null,</text:p>
      <text:p text:style-name="P2">id_pregunta int not null,</text:p>
      <text:p text:style-name="P2">id_respuesta_marcada int not null,</text:p>
      <text:p text:style-name="P2">acierto tinyint not null,</text:p>
      <text:p text:style-name="P2">foreign key (id_test) references test_teorico (id),</text:p>
      <text:p text:style-name="P2">foreign key (id_pregunta) references pregunta (id),</text:p>
      <text:p text:style-name="P2">foreign key (id_respuesta_marcada) references respuesta (id)</text:p>
      <text:p text:style-name="P2">);</text:p>
      <text:p text:style-name="P2"/>
      <text:p text:style-name="P2"/>
      <text:p text:style-name="P4">Inserts:</text:p>
      <text:p text:style-name="P2">insert into alumno (id, nombre, email) values (1, 'juan pérez', 'juan.perez@correo.com');</text:p>
      <text:p text:style-name="P2">insert into alumno (id, nombre, email) values (2, 'laura garcía', 'laura.garcia@correo.com');</text:p>
      <text:p text:style-name="P2">insert into alumno (id, nombre, email) values (3, 'mario lópez', 'mario.lopez@correo.com');</text:p>
      <text:p text:style-name="P2"/>
      <text:p text:style-name="P2">insert into notificacion (id, id_alumno, mensaje, fecha_envio) values (1, 2, 'recordatorio clase práctica 1', '2025-05-09 10:42:06');</text:p>
      <text:p text:style-name="P2"><text:soft-page-break/>insert into notificacion (id, id_alumno, mensaje, fecha_envio) values (2, 3, 'recordatorio clase práctica 2', '2025-05-08 10:42:06');</text:p>
      <text:p text:style-name="P2">insert into notificacion (id, id_alumno, mensaje, fecha_envio) values (3, 1, 'recordatorio clase práctica 3', '2025-05-07 10:42:06');</text:p>
      <text:p text:style-name="P2"/>
      <text:p text:style-name="P2">insert into test_teorico (id, id_alumno, tipo_test, cantidad_preguntas, porcentaje_aciertos) values (1, 2, 'practica_intensiva', 10, 100.00);</text:p>
      <text:p text:style-name="P2">insert into test_teorico (id, id_alumno, tipo_test, cantidad_preguntas, porcentaje_aciertos) values (2, 3, 'practica', 10, 100.00);</text:p>
      <text:p text:style-name="P2">insert into test_teorico (id, id_alumno, tipo_test, cantidad_preguntas, porcentaje_aciertos) values (3, 1, 'practica_intensiva', 10, 100.00);</text:p>
      <text:p text:style-name="P2"/>
      <text:p text:style-name="P2">insert into instructor (id, nombre, email) values (1, 'carlos ramírez', 'carlos.ramirez@correo.com');</text:p>
      <text:p text:style-name="P2">insert into instructor (id, nombre, email) values (2, 'elena martínez', 'elena.martinez@correo.com');</text:p>
      <text:p text:style-name="P2"/>
      <text:p text:style-name="P2">insert into clase_practica (id, id_alumno, id_instructor, fecha, hora_inicio, hora_fin, comentarios) values (1, 2, 2, '2025-05-11', '10:00:00', '11:00:00', 'comentarios clase 1');</text:p>
      <text:p text:style-name="P2">insert into clase_practica (id, id_alumno, id_instructor, fecha, hora_inicio, hora_fin, comentarios) values (2, 3, 1, '2025-05-12', '11:00:00', '12:00:00', 'comentarios clase 2');</text:p>
      <text:p text:style-name="P2">insert into clase_practica (id, id_alumno, id_instructor, fecha, hora_inicio, hora_fin, comentarios) values (3, 1, 2, '2025-05-13', '12:00:00', '13:00:00', 'comentarios clase 3');</text:p>
      <text:p text:style-name="P2"/>
      <text:p text:style-name="P2">insert into pregunta (id, enunciado) values (1, '¿cuál es la norma sobre señales número 1?');</text:p>
      <text:p text:style-name="P2">insert into pregunta (id, enunciado) values (2, '¿cuál es la norma sobre prioridad número 2?');</text:p>
      <text:p text:style-name="P2">insert into pregunta (id, enunciado) values (3, '¿cuál es la norma sobre maniobras número 3?');</text:p>
      <text:p text:style-name="P2">insert into pregunta (id, enunciado) values (4, '¿cuál es la norma sobre alcohol número 4?');</text:p>
      <text:p text:style-name="P2">insert into pregunta (id, enunciado) values (5, '¿cuál es la norma sobre luces número 5?');</text:p>
      <text:p text:style-name="P2">insert into pregunta (id, enunciado) values (6, '¿cuál es la norma sobre velocidad número 6?');</text:p>
      <text:p text:style-name="P2">insert into pregunta (id, enunciado) values (7, '¿cuál es la norma sobre <text:soft-page-break/>señales número 7?');</text:p>
      <text:p text:style-name="P2">insert into pregunta (id, enunciado) values (8, '¿cuál es la norma sobre prioridad número 8?');</text:p>
      <text:p text:style-name="P2">insert into pregunta (id, enunciado) values (9, '¿cuál es la norma sobre maniobras número 9?');</text:p>
      <text:p text:style-name="P2">insert into pregunta (id, enunciado) values (10, '¿cuál es la norma sobre alcohol número 10?');</text:p>
      <text:p text:style-name="P2">insert into pregunta (id, enunciado) values (11, '¿cuál es la norma sobre luces número 11?');</text:p>
      <text:p text:style-name="P2">insert into pregunta (id, enunciado) values (12, '¿cuál es la norma sobre velocidad número 12?');</text:p>
      <text:p text:style-name="P2">insert into pregunta (id, enunciado) values (13, '¿cuál es la norma sobre señales número 13?');</text:p>
      <text:p text:style-name="P2">insert into pregunta (id, enunciado) values (14, '¿cuál es la norma sobre prioridad número 14?');</text:p>
      <text:p text:style-name="P2">insert into pregunta (id, enunciado) values (15, '¿cuál es la norma sobre maniobras número 15?');</text:p>
      <text:p text:style-name="P2">insert into pregunta (id, enunciado) values (16, '¿cuál es la norma sobre alcohol número 16?');</text:p>
      <text:p text:style-name="P2">insert into pregunta (id, enunciado) values (17, '¿cuál es la norma sobre luces número 17?');</text:p>
      <text:p text:style-name="P2">insert into pregunta (id, enunciado) values (18, '¿cuál es la norma sobre velocidad número 18?');</text:p>
      <text:p text:style-name="P2">insert into pregunta (id, enunciado) values (19, '¿cuál es la norma sobre señales número 19?');</text:p>
      <text:p text:style-name="P2">insert into pregunta (id, enunciado) values (20, '¿cuál es la norma sobre prioridad número 20?');</text:p>
      <text:p text:style-name="P2"/>
      <text:p text:style-name="P2">insert into respuesta (id, id_pregunta, texto, es_correcta) values (1, 1, 'opción 1 sobre señales', 0);</text:p>
      <text:p text:style-name="P2">insert into respuesta (id, id_pregunta, texto, es_correcta) values (2, 1, 'opción 2 sobre señales', 1);</text:p>
      <text:p text:style-name="P2">insert into respuesta (id, id_pregunta, texto, es_correcta) values (3, 1, 'opción 3 sobre señales', 0);</text:p>
      <text:p text:style-name="P2">insert into respuesta (id, id_pregunta, texto, es_correcta) values (4, 1, 'opción 4 sobre señales', 0);</text:p>
      <text:p text:style-name="P2">insert into respuesta (id, id_pregunta, texto, es_correcta) values (5, 2, 'opción 1 sobre prioridad', 0);</text:p>
      <text:p text:style-name="P2">insert into respuesta (id, id_pregunta, texto, es_correcta) values (6, 2, 'opción 2 sobre prioridad', 0);</text:p>
      <text:p text:style-name="P2"><text:soft-page-break/>insert into respuesta (id, id_pregunta, texto, es_correcta) values (7, 2, 'opción 3 sobre prioridad', 1);</text:p>
      <text:p text:style-name="P2">insert into respuesta (id, id_pregunta, texto, es_correcta) values (8, 2, 'opción 4 sobre prioridad', 0);</text:p>
      <text:p text:style-name="P2">insert into respuesta (id, id_pregunta, texto, es_correcta) values (9, 3, 'opción 1 sobre maniobras', 1);</text:p>
      <text:p text:style-name="P2">insert into respuesta (id, id_pregunta, texto, es_correcta) values (10, 3, 'opción 2 sobre maniobras', 0);</text:p>
      <text:p text:style-name="P2">insert into respuesta (id, id_pregunta, texto, es_correcta) values (11, 3, 'opción 3 sobre maniobras', 0);</text:p>
      <text:p text:style-name="P2">insert into respuesta (id, id_pregunta, texto, es_correcta) values (12, 3, 'opción 4 sobre maniobras', 0);</text:p>
      <text:p text:style-name="P2">insert into respuesta (id, id_pregunta, texto, es_correcta) values (13, 4, 'opción 1 sobre alcohol', 1);</text:p>
      <text:p text:style-name="P2">insert into respuesta (id, id_pregunta, texto, es_correcta) values (14, 4, 'opción 2 sobre alcohol', 0);</text:p>
      <text:p text:style-name="P2">insert into respuesta (id, id_pregunta, texto, es_correcta) values (15, 4, 'opción 3 sobre alcohol', 0);</text:p>
      <text:p text:style-name="P2">insert into respuesta (id, id_pregunta, texto, es_correcta) values (16, 4, 'opción 4 sobre alcohol', 0);</text:p>
      <text:p text:style-name="P2">insert into respuesta (id, id_pregunta, texto, es_correcta) values (17, 5, 'opción 1 sobre luces', 1);</text:p>
      <text:p text:style-name="P2">insert into respuesta (id, id_pregunta, texto, es_correcta) values (18, 5, 'opción 2 sobre luces', 0);</text:p>
      <text:p text:style-name="P2">insert into respuesta (id, id_pregunta, texto, es_correcta) values (19, 5, 'opción 3 sobre luces', 0);</text:p>
      <text:p text:style-name="P2">insert into respuesta (id, id_pregunta, texto, es_correcta) values (20, 5, 'opción 4 sobre luces', 0);</text:p>
      <text:p text:style-name="P2">insert into respuesta (id, id_pregunta, texto, es_correcta) values (21, 6, 'opción 1 sobre velocidad', 1);</text:p>
      <text:p text:style-name="P2">insert into respuesta (id, id_pregunta, texto, es_correcta) values (22, 6, 'opción 2 sobre velocidad', 0);</text:p>
      <text:p text:style-name="P2">insert into respuesta (id, id_pregunta, texto, es_correcta) values (23, 6, 'opción 3 sobre velocidad', 0);</text:p>
      <text:p text:style-name="P2">insert into respuesta (id, id_pregunta, texto, es_correcta) values (24, 6, 'opción 4 sobre velocidad', 0);</text:p>
      <text:p text:style-name="P2">insert into respuesta (id, id_pregunta, texto, es_correcta) values (25, 7, 'opción 1 sobre señales', 0);</text:p>
      <text:p text:style-name="P2">insert into respuesta (id, id_pregunta, texto, es_correcta) values (26, 7, 'opción 2 sobre señales', 0);</text:p>
      <text:p text:style-name="P2"><text:soft-page-break/>insert into respuesta (id, id_pregunta, texto, es_correcta) values (27, 7, 'opción 3 sobre señales', 1);</text:p>
      <text:p text:style-name="P2">insert into respuesta (id, id_pregunta, texto, es_correcta) values (28, 7, 'opción 4 sobre señales', 0);</text:p>
      <text:p text:style-name="P2">insert into respuesta (id, id_pregunta, texto, es_correcta) values (29, 8, 'opción 1 sobre prioridad', 0);</text:p>
      <text:p text:style-name="P2">insert into respuesta (id, id_pregunta, texto, es_correcta) values (30, 8, 'opción 2 sobre prioridad', 1);</text:p>
      <text:p text:style-name="P2">insert into respuesta (id, id_pregunta, texto, es_correcta) values (31, 8, 'opción 3 sobre prioridad', 0);</text:p>
      <text:p text:style-name="P2">insert into respuesta (id, id_pregunta, texto, es_correcta) values (32, 8, 'opción 4 sobre prioridad', 0);</text:p>
      <text:p text:style-name="P2">insert into respuesta (id, id_pregunta, texto, es_correcta) values (33, 9, 'opción 1 sobre maniobras', 0);</text:p>
      <text:p text:style-name="P2">insert into respuesta (id, id_pregunta, texto, es_correcta) values (34, 9, 'opción 2 sobre maniobras', 0);</text:p>
      <text:p text:style-name="P2">insert into respuesta (id, id_pregunta, texto, es_correcta) values (35, 9, 'opción 3 sobre maniobras', 0);</text:p>
      <text:p text:style-name="P2">insert into respuesta (id, id_pregunta, texto, es_correcta) values (36, 9, 'opción 4 sobre maniobras', 1);</text:p>
      <text:p text:style-name="P2">insert into respuesta (id, id_pregunta, texto, es_correcta) values (37, 10, 'opción 1 sobre alcohol', 0);</text:p>
      <text:p text:style-name="P2">insert into respuesta (id, id_pregunta, texto, es_correcta) values (38, 10, 'opción 2 sobre alcohol', 1);</text:p>
      <text:p text:style-name="P2">insert into respuesta (id, id_pregunta, texto, es_correcta) values (39, 10, 'opción 3 sobre alcohol', 0);</text:p>
      <text:p text:style-name="P2">insert into respuesta (id, id_pregunta, texto, es_correcta) values (40, 10, 'opción 4 sobre alcohol', 0);</text:p>
      <text:p text:style-name="P2">insert into respuesta (id, id_pregunta, texto, es_correcta) values (41, 11, 'opción 1 sobre luces', 0);</text:p>
      <text:p text:style-name="P2">insert into respuesta (id, id_pregunta, texto, es_correcta) values (42, 11, 'opción 2 sobre luces', 0);</text:p>
      <text:p text:style-name="P2">insert into respuesta (id, id_pregunta, texto, es_correcta) values (43, 11, 'opción 3 sobre luces', 1);</text:p>
      <text:p text:style-name="P2">insert into respuesta (id, id_pregunta, texto, es_correcta) values (44, 11, 'opción 4 sobre luces', 0);</text:p>
      <text:p text:style-name="P2">insert into respuesta (id, id_pregunta, texto, es_correcta) values (45, 12, 'opción 1 sobre velocidad', 0);</text:p>
      <text:p text:style-name="P2">insert into respuesta (id, id_pregunta, texto, es_correcta) values (46, 12, 'opción 2 sobre velocidad', 0);</text:p>
      <text:p text:style-name="P2"><text:soft-page-break/>insert into respuesta (id, id_pregunta, texto, es_correcta) values (47, 12, 'opción 3 sobre velocidad', 1);</text:p>
      <text:p text:style-name="P2">insert into respuesta (id, id_pregunta, texto, es_correcta) values (48, 12, 'opción 4 sobre velocidad', 0);</text:p>
      <text:p text:style-name="P2">insert into respuesta (id, id_pregunta, texto, es_correcta) values (49, 13, 'opción 1 sobre señales', 1);</text:p>
      <text:p text:style-name="P2">insert into respuesta (id, id_pregunta, texto, es_correcta) values (50, 13, 'opción 2 sobre señales', 0);</text:p>
      <text:p text:style-name="P2">insert into respuesta (id, id_pregunta, texto, es_correcta) values (51, 13, 'opción 3 sobre señales', 0);</text:p>
      <text:p text:style-name="P2">insert into respuesta (id, id_pregunta, texto, es_correcta) values (52, 13, 'opción 4 sobre señales', 0);</text:p>
      <text:p text:style-name="P2">insert into respuesta (id, id_pregunta, texto, es_correcta) values (53, 14, 'opción 1 sobre prioridad', 0);</text:p>
      <text:p text:style-name="P2">insert into respuesta (id, id_pregunta, texto, es_correcta) values (54, 14, 'opción 2 sobre prioridad', 0);</text:p>
      <text:p text:style-name="P2">insert into respuesta (id, id_pregunta, texto, es_correcta) values (55, 14, 'opción 3 sobre prioridad', 0);</text:p>
      <text:p text:style-name="P2">insert into respuesta (id, id_pregunta, texto, es_correcta) values (56, 14, 'opción 4 sobre prioridad', 1);</text:p>
      <text:p text:style-name="P2">insert into respuesta (id, id_pregunta, texto, es_correcta) values (57, 15, 'opción 1 sobre maniobras', 0);</text:p>
      <text:p text:style-name="P2">insert into respuesta (id, id_pregunta, texto, es_correcta) values (58, 15, 'opción 2 sobre maniobras', 0);</text:p>
      <text:p text:style-name="P2">insert into respuesta (id, id_pregunta, texto, es_correcta) values (59, 15, 'opción 3 sobre maniobras', 0);</text:p>
      <text:p text:style-name="P2">insert into respuesta (id, id_pregunta, texto, es_correcta) values (60, 15, 'opción 4 sobre maniobras', 1);</text:p>
      <text:p text:style-name="P2">insert into respuesta (id, id_pregunta, texto, es_correcta) values (61, 16, 'opción 1 sobre alcohol', 0);</text:p>
      <text:p text:style-name="P2">insert into respuesta (id, id_pregunta, texto, es_correcta) values (62, 16, 'opción 2 sobre alcohol', 0);</text:p>
      <text:p text:style-name="P2">insert into respuesta (id, id_pregunta, texto, es_correcta) values (63, 16, 'opción 3 sobre alcohol', 0);</text:p>
      <text:p text:style-name="P2">insert into respuesta (id, id_pregunta, texto, es_correcta) values (64, 16, 'opción 4 sobre alcohol', 1);</text:p>
      <text:p text:style-name="P2">insert into respuesta (id, id_pregunta, texto, es_correcta) values (65, 17, 'opción 1 sobre luces', 1);</text:p>
      <text:p text:style-name="P2">insert into respuesta (id, id_pregunta, texto, es_correcta) values (66, 17, 'opción 2 sobre luces', 0);</text:p>
      <text:p text:style-name="P2"><text:soft-page-break/>insert into respuesta (id, id_pregunta, texto, es_correcta) values (67, 17, 'opción 3 sobre luces', 0);</text:p>
      <text:p text:style-name="P2">insert into respuesta (id, id_pregunta, texto, es_correcta) values (68, 17, 'opción 4 sobre luces', 0);</text:p>
      <text:p text:style-name="P2">insert into respuesta (id, id_pregunta, texto, es_correcta) values (69, 18, 'opción 1 sobre velocidad', 1);</text:p>
      <text:p text:style-name="P2">insert into respuesta (id, id_pregunta, texto, es_correcta) values (70, 18, 'opción 2 sobre velocidad', 0);</text:p>
      <text:p text:style-name="P2">insert into respuesta (id, id_pregunta, texto, es_correcta) values (71, 18, 'opción 3 sobre velocidad', 0);</text:p>
      <text:p text:style-name="P2">insert into respuesta (id, id_pregunta, texto, es_correcta) values (72, 18, 'opción 4 sobre velocidad', 0);</text:p>
      <text:p text:style-name="P2">insert into respuesta (id, id_pregunta, texto, es_correcta) values (73, 19, 'opción 1 sobre señales', 0);</text:p>
      <text:p text:style-name="P2">insert into respuesta (id, id_pregunta, texto, es_correcta) values (74, 19, 'opción 2 sobre señales', 0);</text:p>
      <text:p text:style-name="P2">insert into respuesta (id, id_pregunta, texto, es_correcta) values (75, 19, 'opción 3 sobre señales', 0);</text:p>
      <text:p text:style-name="P2">insert into respuesta (id, id_pregunta, texto, es_correcta) values (76, 19, 'opción 4 sobre señales', 1);</text:p>
      <text:p text:style-name="P2">insert into respuesta (id, id_pregunta, texto, es_correcta) values (77, 20, 'opción 1 sobre prioridad', 0);</text:p>
      <text:p text:style-name="P2">insert into respuesta (id, id_pregunta, texto, es_correcta) values (78, 20, 'opción 2 sobre prioridad', 1);</text:p>
      <text:p text:style-name="P2">insert into respuesta (id, id_pregunta, texto, es_correcta) values (79, 20, 'opción 3 sobre prioridad', 0);</text:p>
      <text:p text:style-name="P2">insert into respuesta (id, id_pregunta, texto, es_correcta) values (80, 20, 'opción 4 sobre prioridad', 0);</text:p>
      <text:p text:style-name="P2"/>
      <text:p text:style-name="P2"/>
      <text:p text:style-name="P2">insert into historial_test (id_test, id_pregunta, id_respuesta_marcada, acierto) values (1, 1, 2, 1);</text:p>
      <text:p text:style-name="P2">insert into historial_test (id_test, id_pregunta, id_respuesta_marcada, acierto) values (1, 2, 7, 1);</text:p>
      <text:p text:style-name="P2">insert into historial_test (id_test, id_pregunta, id_respuesta_marcada, acierto) values (1, 3, 9, 1);</text:p>
      <text:p text:style-name="P2">insert into historial_test (id_test, id_pregunta, id_respuesta_marcada, acierto) values (1, 4, 13, 1);</text:p>
      <text:p text:style-name="P2">insert into historial_test (id_test, id_pregunta, id_respuesta_marcada, acierto) values (1, 5, 17, 1);</text:p>
      <text:p text:style-name="P2"><text:soft-page-break/>insert into historial_test (id_test, id_pregunta, id_respuesta_marcada, acierto) values (1, 6, 21, 1);</text:p>
      <text:p text:style-name="P2">insert into historial_test (id_test, id_pregunta, id_respuesta_marcada, acierto) values (1, 7, 27, 1);</text:p>
      <text:p text:style-name="P2">insert into historial_test (id_test, id_pregunta, id_respuesta_marcada, acierto) values (1, 8, 30, 1);</text:p>
      <text:p text:style-name="P2">insert into historial_test (id_test, id_pregunta, id_respuesta_marcada, acierto) values (1, 9, 36, 1);</text:p>
      <text:p text:style-name="P2">insert into historial_test (id_test, id_pregunta, id_respuesta_marcada, acierto) values (1, 10, 38, 1);</text:p>
      <text:p text:style-name="P2">insert into historial_test (id_test, id_pregunta, id_respuesta_marcada, acierto) values (2, 11, 43, 1);</text:p>
      <text:p text:style-name="P2">insert into historial_test (id_test, id_pregunta, id_respuesta_marcada, acierto) values (2, 12, 47, 1);</text:p>
      <text:p text:style-name="P2">insert into historial_test (id_test, id_pregunta, id_respuesta_marcada, acierto) values (2, 13, 49, 1);</text:p>
      <text:p text:style-name="P2">insert into historial_test (id_test, id_pregunta, id_respuesta_marcada, acierto) values (2, 14, 56, 1);</text:p>
      <text:p text:style-name="P2">insert into historial_test (id_test, id_pregunta, id_respuesta_marcada, acierto) values (2, 15, 60, 1);</text:p>
      <text:p text:style-name="P2">insert into historial_test (id_test, id_pregunta, id_respuesta_marcada, acierto) values (2, 16, 64, 1);</text:p>
      <text:p text:style-name="P2">insert into historial_test (id_test, id_pregunta, id_respuesta_marcada, acierto) values (2, 17, 65, 1);</text:p>
      <text:p text:style-name="P2">insert into historial_test (id_test, id_pregunta, id_respuesta_marcada, acierto) values (2, 18, 69, 1);</text:p>
      <text:p text:style-name="P2">insert into historial_test (id_test, id_pregunta, id_respuesta_marcada, acierto) values (2, 19, 76, 1);</text:p>
      <text:p text:style-name="P2">insert into historial_test (id_test, id_pregunta, id_respuesta_marcada, acierto) values (2, 20, 78, 1);</text:p>
      <text:p text:style-name="P2">insert into historial_test (id_test, id_pregunta, id_respuesta_marcada, acierto) values (3, 1, 2, 1);</text:p>
      <text:p text:style-name="P2">insert into historial_test (id_test, id_pregunta, id_respuesta_marcada, acierto) values (3, 3, 9, 1);</text:p>
      <text:p text:style-name="P2">insert into historial_test (id_test, id_pregunta, id_respuesta_marcada, acierto) values (3, 5, 17, 1);</text:p>
      <text:p text:style-name="P2">insert into historial_test (id_test, id_pregunta, id_respuesta_marcada, acierto) values (3, 7, 27, 1);</text:p>
      <text:p text:style-name="P2">insert into historial_test (id_test, id_pregunta, id_respuesta_marcada, acierto) values (3, 9, 36, 1);</text:p>
      <text:p text:style-name="P2"><text:soft-page-break/>insert into historial_test (id_test, id_pregunta, id_respuesta_marcada, acierto) values (3, 11, 43, 1);</text:p>
      <text:p text:style-name="P2">insert into historial_test (id_test, id_pregunta, id_respuesta_marcada, acierto) values (3, 13, 49, 1);</text:p>
      <text:p text:style-name="P2">insert into historial_test (id_test, id_pregunta, id_respuesta_marcada, acierto) values (3, 15, 60, 1);</text:p>
      <text:p text:style-name="P2">insert into historial_test (id_test, id_pregunta, id_respuesta_marcada, acierto) values (3, 17, 65, 1);</text:p>
      <text:p text:style-name="P2">insert into historial_test (id_test, id_pregunta, id_respuesta_marcada, acierto) values (3, 19, 76, 1);</text:p>
      <text:p text:style-name="Standard"/>
      <text:p text:style-name="Standard"/>
      <text:p text:style-name="P5">Consultas:</text:p>
      <text:p text:style-name="P3"/>
      <text:p text:style-name="P3">select a.nombre, count(n.id) as total_notificaciones from alumno a left join notificacion n on a.id = n.id_alumno group by a.id, a.nombre;</text:p>
      <text:p text:style-name="P3"/>
      <text:p text:style-name="P3">select a.nombre as alumno, cp.fecha, time_format(cp.hora_inicio, '%h:%i') as inicio, time_format(cp.hora_fin, '%h:%i') as fin, timestampdiff(minute, cp.hora_inicio, cp.hora_fin) as duracion_minutos from clase_practica cp join alumno a on cp.id_alumno = a.id;</text:p>
      <text:p text:style-name="P3"/>
      <text:p text:style-name="P3">select tipo_test, round(avg(porcentaje_aciertos), 2) as promedio_aciertos from test_teorico group by tipo_test;</text:p>
      <text:p text:style-name="P3"/>
      <text:p text:style-name="P3">select distinct a.nombre as alumno, i.nombre as instructora from clase_practica cp join alumno a on cp.id_alumno = a.id join instructor i on cp.id_instructor = i.id where i.nombre = 'elena martínez';</text:p>
      <text:p text:style-name="P3"/>
      <text:p text:style-name="P3">select a.nombre from alumno a join test_teorico t on a.id = t.id_alumno</text:p>
      <text:p text:style-name="P3">group by a.id, a.nombre having min(t.porcentaje_aciertos) = 100 and max(t.porcentaje_aciertos) = 100;</text:p>
      <text:p text:style-name="P3"/>
      <text:p text:style-name="P3">select a.nombre, n.mensaje, n.fecha_envio from notificacion n join alumno a on n.id_alumno = a.id where n.fecha_envio = ( select max(n2.fecha_envio)</text:p>
      <text:p text:style-name="P3">from notificacion n2 where n2.id_alumno = a.id );</text:p>
      <text:p text:style-name="P3"/>
      <text:p text:style-name="P3">select nombre from alumno where id in ( select id_alumno from test_teorico group by id_alumno having count(*) &gt; ( select avg(num_tests) from ( select count(*) as num_tests from test_teorico group by id_alumno ) as sub ) );</text:p>
      <text:p text:style-name="P3"><text:soft-page-break/></text:p>
      <text:p text:style-name="P3">select a.nombre, count(n.id) as total_notificaciones</text:p>
      <text:p text:style-name="P3">from alumno a left join notificacion n on a.id = n.id_alumno group by a.id, a.nombre order by total_notificaciones desc;</text:p>
      <text:p text:style-name="P3"/>
      <text:p text:style-name="P3">select nombre from alumno where id not in ( select distinct id_alumno from test_teorico );</text:p>
      <text:p text:style-name="P3"/>
      <text:p text:style-name="P3">select nombre from alumno where nombre like 'ma%';</text:p>
      <text:p text:style-name="P3"/>
      <text:p text:style-name="P3">select nombre from instructor i where ( select count(distinct cp.id_alumno) from clase_practica cp where cp.id_instructor = i.id ) &gt; 3;</text:p>
      <text:p text:style-name="P3"/>
      <text:p text:style-name="P3">select a.nombre, t.porcentaje_aciertos, case when t.porcentaje_aciertos &gt;= 90 then '<text:span text:style-name="T1">sobresaliente</text:span>' when t.porcentaje_aciertos &gt;= 70 then '<text:span text:style-name="T1">notable</text:span>' when t.porcentaje_aciertos &gt;= 50 then '<text:span text:style-name="T1">suficiente</text:span>' else 'reprobado' end as estado from alumno a join test_teorico t on a.id = t.id_alumno;</text:p>
      <text:p text:style-name="P3"/>
      <text:p text:style-name="P3"><text:span text:style-name="T2">delete</text:span> <text:span text:style-name="T2">from</text:span> instructor </text:p>
      <text:p text:style-name="P3"><text:span text:style-name="T2">where</text:span> id <text:span text:style-name="T2">not</text:span> <text:span text:style-name="T2">in</text:span> (<text:span text:style-name="T2">select</text:span> <text:span text:style-name="T2">distinct</text:span> id_instructor <text:span text:style-name="T2">from</text:span> clase_practica);</text:p>
      <text:p text:style-name="P3"/>
      <text:p text:style-name="P3"><text:span text:style-name="T2">delete from</text:span> alumno</text:p>
      <text:p text:style-name="P3"><text:span text:style-name="T2">where</text:span> id <text:span text:style-name="T2">not</text:span> <text:span text:style-name="T2">in</text:span> (</text:p>
      <text:p text:style-name="P3"><text:s text:c="4"/><text:span text:style-name="T2">select</text:span> <text:span text:style-name="T2">distinct</text:span> id_alumno <text:span text:style-name="T2">from</text:span> clase_practica</text:p>
      <text:p text:style-name="P3">)</text:p>
      <text:p text:style-name="P3"><text:span text:style-name="T2">and</text:span> id <text:span text:style-name="T2">not</text:span> <text:span text:style-name="T2">in</text:span> (</text:p>
      <text:p text:style-name="P3"><text:s text:c="4"/><text:span text:style-name="T2">select</text:span> <text:span text:style-name="T2">distinct</text:span> id_alumno <text:span text:style-name="T2">from</text:span> test_teorico</text:p>
      <text:p text:style-name="P3">);</text:p>
      <text:p text:style-name="P3"/>
      <text:p text:style-name="P3">select cp.id, cp.fecha, i.nombre</text:p>
      <text:p text:style-name="P3">from clase_practica cp</text:p>
      <text:p text:style-name="P3">inner join instructor i on cp.id_instructor = i.id;</text:p>
      <text:p text:style-name="P3"/>
      <text:p text:style-name="P3">select i.nombre, cp.fecha<text:line-break/>from instructor i<text:line-break/>right join clase_practica cp on cp.id_instructor = i.id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5-18T17:52:12.847000000</dc:date>
    <meta:editing-duration>PT4M45S</meta:editing-duration>
    <meta:editing-cycles>2</meta:editing-cycles>
    <meta:document-statistic meta:table-count="0" meta:image-count="0" meta:object-count="0" meta:page-count="11" meta:paragraph-count="233" meta:word-count="2637" meta:character-count="19336" meta:non-whitespace-character-count="16923"/>
  </office:meta>
</office:document-meta>
</file>